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1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xlarge" table:style-name="ta1">
        <table:shapes>
          <draw:frame draw:z-index="0" draw:style-name="gr1" draw:text-style-name="P1" svg:width="159.99mm" svg:height="89.99mm" svg:x="36.67mm" svg:y="1mm">
            <loext:p draw:notify-on-update-of-ranges="mxlarge.A1:mxlarge.A31 mxlarge.B1:mxlarge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.7992" calcext:value-type="float">
            <text:p>27,7992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37.7782" calcext:value-type="float">
            <text:p>37,7782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48.4761" calcext:value-type="float">
            <text:p>48,4761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float" office:value="60.0584" calcext:value-type="float">
            <text:p>60,0584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float" office:value="72.1236" calcext:value-type="float">
            <text:p>72,1236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float" office:value="84.9949" calcext:value-type="float">
            <text:p>84,9949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98.1557" calcext:value-type="float">
            <text:p>98,1557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float" office:value="111.9277" calcext:value-type="float">
            <text:p>111,9277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126.4759" calcext:value-type="float">
            <text:p>126,4759</text:p>
          </table:table-cell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float" office:value="140.9338" calcext:value-type="float">
            <text:p>140,9338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156.0172" calcext:value-type="float">
            <text:p>156,0172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171.8895" calcext:value-type="float">
            <text:p>171,8895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188.1209" calcext:value-type="float">
            <text:p>188,1209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204.5204" calcext:value-type="float">
            <text:p>204,5204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float" office:value="221.3027" calcext:value-type="float">
            <text:p>221,3027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float" office:value="238.6746" calcext:value-type="float">
            <text:p>238,6746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float" office:value="256.3345" calcext:value-type="float">
            <text:p>256,3345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274.1733" calcext:value-type="float">
            <text:p>274,1733</text:p>
          </table:table-cell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float" office:value="292.4212" calcext:value-type="float">
            <text:p>292,4212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float" office:value="310.7268" calcext:value-type="float">
            <text:p>310,7268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329.7536" calcext:value-type="float">
            <text:p>329,7536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349.2355" calcext:value-type="float">
            <text:p>349,2355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368.6553" calcext:value-type="float">
            <text:p>368,6553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float" office:value="388.3363" calcext:value-type="float">
            <text:p>388,3363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408.7775" calcext:value-type="float">
            <text:p>408,7775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428.9844" calcext:value-type="float">
            <text:p>428,9844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float" office:value="449.8441" calcext:value-type="float">
            <text:p>449,8441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float" office:value="471.1051" calcext:value-type="float">
            <text:p>471,1051</text:p>
          </table:table-cell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492.0801" calcext:value-type="float">
            <text:p>492,0801</text:p>
          </table:table-cell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float" office:value="513.4431" calcext:value-type="float">
            <text:p>513,4431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float" office:value="534.8539" calcext:value-type="float">
            <text:p>534,8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08:11:45.120982216</dc:date>
    <meta:editing-duration>PT7M8S</meta:editing-duration>
    <meta:editing-cycles>1</meta:editing-cycles>
    <meta:document-statistic meta:table-count="1" meta:cell-count="62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sysbench mxlarge</text:p>
        </chart:title>
        <chart:legend chart:legend-position="end" svg:x="12.989cm" svg:y="4.201cm" style:legend-expansion="high" chart:style-name="ch3"/>
        <chart:plot-area chart:style-name="ch4" table:cell-range-address="mxlarge.A1:mxlarge.B31" chart:data-source-has-labels="column" svg:x="1.331cm" svg:y="1.301cm" svg:width="11.338cm" svg:height="6.538cm">
          <chartooo:coordinate-region svg:x="2.217cm" svg:y="1.501cm" svg:width="9.921cm" svg:height="5.691cm"/>
          <chart:axis chart:dimension="x" chart:name="primary-x" chart:style-name="ch5" chartooo:axis-type="auto">
            <chart:title svg:x="6.083cm" svg:y="8.019cm" chart:style-name="ch6">
              <text:p>max prime</text:p>
            </chart:title>
            <chart:categories table:cell-range-address="mxlarge.A1:mxlarge.A31"/>
          </chart:axis>
          <chart:axis chart:dimension="y" chart:name="primary-y" chart:style-name="ch5">
            <chart:title svg:x="0.451cm" svg:y="4.984cm" chart:style-name="ch7">
              <text:p>time</text:p>
            </chart:title>
            <chart:grid chart:style-name="ch8" chart:class="major"/>
          </chart:axis>
          <chart:series chart:style-name="ch9" chart:values-cell-range-address="mxlarge.B1:mxlarge.B31" chart:class="chart:scatter">
            <chart:domain table:cell-range-address="mxlarge.A1:mxlarge.A31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mxlarge.A1:mxlarge.A31</svg:desc>
                </draw:g>
              </table:table-cell>
              <table:table-cell office:value-type="float" office:value="27.7992">
                <text:p>27.7992</text:p>
                <draw:g>
                  <svg:desc>mxlarge.B1:mxlarge.B31</svg:desc>
                </draw:g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37.7782">
                <text:p>37.7782</text:p>
              </table:table-cell>
            </table:table-row>
            <table:table-row>
              <table:table-cell office:value-type="float" office:value="20002">
                <text:p>20002</text:p>
              </table:table-cell>
              <table:table-cell office:value-type="float" office:value="48.4761">
                <text:p>48.4761</text:p>
              </table:table-cell>
            </table:table-row>
            <table:table-row>
              <table:table-cell office:value-type="float" office:value="20003">
                <text:p>20003</text:p>
              </table:table-cell>
              <table:table-cell office:value-type="float" office:value="60.0584">
                <text:p>60.0584</text:p>
              </table:table-cell>
            </table:table-row>
            <table:table-row>
              <table:table-cell office:value-type="float" office:value="20004">
                <text:p>20004</text:p>
              </table:table-cell>
              <table:table-cell office:value-type="float" office:value="72.1236">
                <text:p>72.1236</text:p>
              </table:table-cell>
            </table:table-row>
            <table:table-row>
              <table:table-cell office:value-type="float" office:value="20005">
                <text:p>20005</text:p>
              </table:table-cell>
              <table:table-cell office:value-type="float" office:value="84.9949">
                <text:p>84.9949</text:p>
              </table:table-cell>
            </table:table-row>
            <table:table-row>
              <table:table-cell office:value-type="float" office:value="20006">
                <text:p>20006</text:p>
              </table:table-cell>
              <table:table-cell office:value-type="float" office:value="98.1557">
                <text:p>98.1557</text:p>
              </table:table-cell>
            </table:table-row>
            <table:table-row>
              <table:table-cell office:value-type="float" office:value="20007">
                <text:p>20007</text:p>
              </table:table-cell>
              <table:table-cell office:value-type="float" office:value="111.9277">
                <text:p>111.9277</text:p>
              </table:table-cell>
            </table:table-row>
            <table:table-row>
              <table:table-cell office:value-type="float" office:value="20008">
                <text:p>20008</text:p>
              </table:table-cell>
              <table:table-cell office:value-type="float" office:value="126.4759">
                <text:p>126.4759</text:p>
              </table:table-cell>
            </table:table-row>
            <table:table-row>
              <table:table-cell office:value-type="float" office:value="20009">
                <text:p>20009</text:p>
              </table:table-cell>
              <table:table-cell office:value-type="float" office:value="140.9338">
                <text:p>140.9338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156.0172">
                <text:p>156.0172</text:p>
              </table:table-cell>
            </table:table-row>
            <table:table-row>
              <table:table-cell office:value-type="float" office:value="20011">
                <text:p>20011</text:p>
              </table:table-cell>
              <table:table-cell office:value-type="float" office:value="171.8895">
                <text:p>171.8895</text:p>
              </table:table-cell>
            </table:table-row>
            <table:table-row>
              <table:table-cell office:value-type="float" office:value="20012">
                <text:p>20012</text:p>
              </table:table-cell>
              <table:table-cell office:value-type="float" office:value="188.1209">
                <text:p>188.1209</text:p>
              </table:table-cell>
            </table:table-row>
            <table:table-row>
              <table:table-cell office:value-type="float" office:value="20013">
                <text:p>20013</text:p>
              </table:table-cell>
              <table:table-cell office:value-type="float" office:value="204.5204">
                <text:p>204.5204</text:p>
              </table:table-cell>
            </table:table-row>
            <table:table-row>
              <table:table-cell office:value-type="float" office:value="20014">
                <text:p>20014</text:p>
              </table:table-cell>
              <table:table-cell office:value-type="float" office:value="221.3027">
                <text:p>221.3027</text:p>
              </table:table-cell>
            </table:table-row>
            <table:table-row>
              <table:table-cell office:value-type="float" office:value="20015">
                <text:p>20015</text:p>
              </table:table-cell>
              <table:table-cell office:value-type="float" office:value="238.6746">
                <text:p>238.6746</text:p>
              </table:table-cell>
            </table:table-row>
            <table:table-row>
              <table:table-cell office:value-type="float" office:value="20016">
                <text:p>20016</text:p>
              </table:table-cell>
              <table:table-cell office:value-type="float" office:value="256.3345">
                <text:p>256.3345</text:p>
              </table:table-cell>
            </table:table-row>
            <table:table-row>
              <table:table-cell office:value-type="float" office:value="20017">
                <text:p>20017</text:p>
              </table:table-cell>
              <table:table-cell office:value-type="float" office:value="274.1733">
                <text:p>274.1733</text:p>
              </table:table-cell>
            </table:table-row>
            <table:table-row>
              <table:table-cell office:value-type="float" office:value="20018">
                <text:p>20018</text:p>
              </table:table-cell>
              <table:table-cell office:value-type="float" office:value="292.4212">
                <text:p>292.4212</text:p>
              </table:table-cell>
            </table:table-row>
            <table:table-row>
              <table:table-cell office:value-type="float" office:value="20019">
                <text:p>20019</text:p>
              </table:table-cell>
              <table:table-cell office:value-type="float" office:value="310.7268">
                <text:p>310.7268</text:p>
              </table:table-cell>
            </table:table-row>
            <table:table-row>
              <table:table-cell office:value-type="float" office:value="20020">
                <text:p>20020</text:p>
              </table:table-cell>
              <table:table-cell office:value-type="float" office:value="329.7536">
                <text:p>329.7536</text:p>
              </table:table-cell>
            </table:table-row>
            <table:table-row>
              <table:table-cell office:value-type="float" office:value="20021">
                <text:p>20021</text:p>
              </table:table-cell>
              <table:table-cell office:value-type="float" office:value="349.2355">
                <text:p>349.2355</text:p>
              </table:table-cell>
            </table:table-row>
            <table:table-row>
              <table:table-cell office:value-type="float" office:value="20022">
                <text:p>20022</text:p>
              </table:table-cell>
              <table:table-cell office:value-type="float" office:value="368.6553">
                <text:p>368.6553</text:p>
              </table:table-cell>
            </table:table-row>
            <table:table-row>
              <table:table-cell office:value-type="float" office:value="20023">
                <text:p>20023</text:p>
              </table:table-cell>
              <table:table-cell office:value-type="float" office:value="388.3363">
                <text:p>388.3363</text:p>
              </table:table-cell>
            </table:table-row>
            <table:table-row>
              <table:table-cell office:value-type="float" office:value="20024">
                <text:p>20024</text:p>
              </table:table-cell>
              <table:table-cell office:value-type="float" office:value="408.7775">
                <text:p>408.7775</text:p>
              </table:table-cell>
            </table:table-row>
            <table:table-row>
              <table:table-cell office:value-type="float" office:value="20025">
                <text:p>20025</text:p>
              </table:table-cell>
              <table:table-cell office:value-type="float" office:value="428.9844">
                <text:p>428.9844</text:p>
              </table:table-cell>
            </table:table-row>
            <table:table-row>
              <table:table-cell office:value-type="float" office:value="20026">
                <text:p>20026</text:p>
              </table:table-cell>
              <table:table-cell office:value-type="float" office:value="449.8441">
                <text:p>449.8441</text:p>
              </table:table-cell>
            </table:table-row>
            <table:table-row>
              <table:table-cell office:value-type="float" office:value="20027">
                <text:p>20027</text:p>
              </table:table-cell>
              <table:table-cell office:value-type="float" office:value="471.1051">
                <text:p>471.1051</text:p>
              </table:table-cell>
            </table:table-row>
            <table:table-row>
              <table:table-cell office:value-type="float" office:value="20028">
                <text:p>20028</text:p>
              </table:table-cell>
              <table:table-cell office:value-type="float" office:value="492.0801">
                <text:p>492.0801</text:p>
              </table:table-cell>
            </table:table-row>
            <table:table-row>
              <table:table-cell office:value-type="float" office:value="20029">
                <text:p>20029</text:p>
              </table:table-cell>
              <table:table-cell office:value-type="float" office:value="513.4431">
                <text:p>513.4431</text:p>
              </table:table-cell>
            </table:table-row>
            <table:table-row>
              <table:table-cell office:value-type="float" office:value="20030">
                <text:p>20030</text:p>
              </table:table-cell>
              <table:table-cell office:value-type="float" office:value="534.8539">
                <text:p>534.8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